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Liberation Serif" fo:font-size="12pt" style:font-name-asian="Liberation Serif" style:font-size-asian="12pt" style:font-size-complex="12pt"/>
    </style:style>
    <style:style style:name="T2" style:family="text">
      <style:text-properties style:font-name="Liberation Serif" style:font-name-asian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<text:span text:style-name="T1"/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3-12-03T08:57:00.490860472</dc:date>
    <meta:editing-duration>PT34M7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